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7b5" officeooo:paragraph-rsid="000b77b5" style:font-weight-asian="bold" style:font-weight-complex="bold"/>
    </style:style>
    <style:style style:name="P2" style:family="paragraph" style:parent-style-name="Standard">
      <style:text-properties fo:font-weight="bold" officeooo:rsid="000bf24c" officeooo:paragraph-rsid="000bf24c" style:font-weight-asian="bold" style:font-weight-complex="bold"/>
    </style:style>
    <style:style style:name="P3" style:family="paragraph" style:parent-style-name="Standard">
      <style:text-properties fo:font-weight="normal" officeooo:rsid="000b77b5" officeooo:paragraph-rsid="000b77b5" style:font-weight-asian="normal" style:font-weight-complex="normal"/>
    </style:style>
    <style:style style:name="P4" style:family="paragraph" style:parent-style-name="Standard">
      <style:text-properties fo:font-weight="normal" officeooo:rsid="000b77b5" officeooo:paragraph-rsid="000bf24c" style:font-weight-asian="normal" style:font-weight-complex="normal"/>
    </style:style>
    <style:style style:name="P5" style:family="paragraph" style:parent-style-name="Standard">
      <style:text-properties fo:font-style="normal" fo:font-weight="normal" officeooo:rsid="000b77b5" officeooo:paragraph-rsid="000bf24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d0e8a" officeooo:paragraph-rsid="000d0e8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f77ee" officeooo:paragraph-rsid="000f77e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1f8d7" officeooo:paragraph-rsid="0011f8d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1f8d7" officeooo:paragraph-rsid="0011f8d7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break-before="page"/>
      <style:text-properties fo:font-weight="normal" officeooo:rsid="000b77b5" officeooo:paragraph-rsid="000bf24c" style:font-weight-asian="normal" style:font-weight-complex="normal"/>
    </style:style>
    <style:style style:name="T1" style:family="text">
      <style:text-properties officeooo:rsid="000b8729"/>
    </style:style>
    <style:style style:name="T2" style:family="text">
      <style:text-properties officeooo:rsid="000bf2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officeooo:rsid="000bf24c" style:font-style-asian="italic" style:font-weight-asian="bold" style:font-style-complex="italic" style:font-weight-complex="bold"/>
    </style:style>
    <style:style style:name="T5" style:family="text">
      <style:text-properties fo:font-weight="bold" officeooo:rsid="000bf24c" style:font-weight-asian="bold" style:font-weight-complex="bold"/>
    </style:style>
    <style:style style:name="T6" style:family="text">
      <style:text-properties officeooo:rsid="000e22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ção do dever</text:p>
      <text:p text:style-name="P1"/>
      <text:p text:style-name="P3">ALTER TABLE cliente </text:p>
      <text:p text:style-name="P3">ADD COLUMN ativo bool DEFAULT TRUE;</text:p>
      <text:p text:style-name="P3"/>
      <text:p text:style-name="P3">ALTER TABLE cliente </text:p>
      <text:p text:style-name="P3">ADD COLUMN deletadoem datetime;</text:p>
      <text:p text:style-name="P3"/>
      <text:p text:style-name="P3">ALTER TABLE veiculo </text:p>
      <text:p text:style-name="P3">ADD COLUMN ativo bool DEFAULT TRUE;</text:p>
      <text:p text:style-name="P3"/>
      <text:p text:style-name="P3">ALTER TABLE veiculo </text:p>
      <text:p text:style-name="P3">ADD COLUMN deletadoem datetime;</text:p>
      <text:p text:style-name="P3"/>
      <text:p text:style-name="P3">=======================================================================</text:p>
      <text:p text:style-name="P3"/>
      <text:p text:style-name="P3">UPDATE cliente</text:p>
      <text:p text:style-name="P3">SET ativo = false, deletadoem = CURRENT_TIMESTAMP</text:p>
      <text:p text:style-name="P3">WHERE id = 3</text:p>
      <text:p text:style-name="P3"/>
      <text:p text:style-name="P3">--CURRENT_TIMESTAMP retorna a data e hora atuais</text:p>
      <text:p text:style-name="P3"/>
      <text:p text:style-name="P3"/>
      <text:p text:style-name="P3">SELECT * FROM cliente </text:p>
      <text:p text:style-name="P3">WHERE ativo is false;</text:p>
      <text:p text:style-name="P3">SELECT * FROM cliente </text:p>
      <text:p text:style-name="P3">WHERE ativo = 0;</text:p>
      <text:p text:style-name="P3"/>
      <text:p text:style-name="P2"><text:span text:style-name="T3"/></text:p>
      <text:p text:style-name="P3">SELECT * FROM cliente </text:p>
      <text:p text:style-name="P3">WHERE ativo is true;</text:p>
      <text:p text:style-name="P3">SELECT * FROM cliente </text:p>
      <text:p text:style-name="P4">WHERE ativo = <text:span text:style-name="T1">1</text:span>;</text:p>
      <text:p text:style-name="P4"><text:span text:style-name="T5"/></text:p>
      <text:p text:style-name="P10"><text:span text:style-name="T5"/></text:p>
      <text:p text:style-name="P4"><text:span text:style-name="T5">CHAVE ESTRANGEIRA –</text:span><text:span text:style-name="T4"> Foreign Key</text:span></text:p>
      <text:p text:style-name="P4"><text:span text:style-name="T4"/></text:p>
      <text:p text:style-name="P5"><text:span text:style-name="T2">CREATE TABLE venda (</text:span></text:p>
      <text:p text:style-name="P5"><text:span text:style-name="T2"><text:s text:c="4"/>id int AUTO_INCREMENT PRIMARY KEY,</text:span></text:p>
      <text:p text:style-name="P5"><text:span text:style-name="T2"><text:s text:c="4"/>idCliente int NOT NULL,</text:span></text:p>
      <text:p text:style-name="P5"><text:span text:style-name="T2"><text:s text:c="4"/>idVeiculo int NOT NULL,</text:span></text:p>
      <text:p text:style-name="P5"><text:span text:style-name="T2"><text:s text:c="4"/>CONSTRAINT FK_VENDA_CLIENTE FOREIGN KEY</text:span></text:p>
      <text:p text:style-name="P5"><text:span text:style-name="T2"><text:s text:c="4"/>venda(idCliente) REFERENCES cliente(id),</text:span></text:p>
      <text:p text:style-name="P5"><text:span text:style-name="T2"><text:s text:c="4"/>CONSTRAINT FK_Venda_Veiculo FOREIGN KEY</text:span></text:p>
      <text:p text:style-name="P5"><text:span text:style-name="T2"><text:s text:c="4"/>venda(idVeiculo) REFERENCES veiculo(id)</text:span></text:p>
      <text:p text:style-name="P5"><text:span text:style-name="T2"><text:s text:c="4"/>)</text:span></text:p>
      <text:p text:style-name="P5"/>
      <text:p text:style-name="P5"/>
      <text:p text:style-name="P5">INSERT INTO venda (idCliente,idVeiculo)</text:p>
      <text:p text:style-name="P5">VALUES (2,3);</text:p>
      <text:p text:style-name="P5"/>
      <text:p text:style-name="P5">INSERT INTO venda (idCliente, idVeiculo)</text:p>
      <text:p text:style-name="P5">VALUES (</text:p>
      <text:p text:style-name="P5"><text:s text:c="4"/>(SELECT id FROM cliente WHERE nome like "juca%"),</text:p>
      <text:p text:style-name="P5"><text:s text:c="4"/>(SELECT id FROM veiculo WHERE modelo like "opala%")</text:p>
      <text:p text:style-name="P5"><text:tab/><text:tab/>)</text:p>
      <text:p text:style-name="P5"/>
      <text:p text:style-name="P6">SELECT * FROM vendas;</text:p>
      <text:p text:style-name="P6"/>
      <text:p text:style-name="P6">INSERT INTO venda (idCliente, idVeiculo)</text:p>
      <text:p text:style-name="P6">VALUES (</text:p>
      <text:p text:style-name="P6"><text:s text:c="4"/>(SELECT id FROM cliente WHERE nome like "juca%"),</text:p>
      <text:p text:style-name="P6"><text:s text:c="4"/>(SELECT id FROM veiculo WHERE modelo like "opala%")</text:p>
      <text:p text:style-name="P6"><text:tab/><text:tab/>);</text:p>
      <text:p text:style-name="P6"/>
      <text:p text:style-name="P6">INSERT INTO venda (idCliente, idVeiculo)</text:p>
      <text:p text:style-name="P6">VALUES (<text:span text:style-name="T6">2,3</text:span>);</text:p>
      <text:p text:style-name="P6"/>
      <text:p text:style-name="P7">mostrei os clientes que compraram algo</text:p>
      <text:p text:style-name="P6">SELECT venda.id AS Venda, cliente.nome AS Cliente </text:p>
      <text:p text:style-name="P6">FROM venda INNER JOIN cliente </text:p>
      <text:p text:style-name="P6">ON venda.idCliente = cliente.id</text:p>
      <text:p text:style-name="P6">ORDER BY venda.id;</text:p>
      <text:p text:style-name="P6"/>
      <text:p text:style-name="P7">mostre os modelos de todos os carros vendidos</text:p>
      <text:p text:style-name="P7">SELECT venda.id AS Venda, veiculo.modelo AS "Veículo", cliente.nome AS Cliente</text:p>
      <text:p text:style-name="P7"/>
      <text:p text:style-name="P7">FROM venda INNER JOIN veiculo INNER JOIN cliente</text:p>
      <text:p text:style-name="P7"/>
      <text:p text:style-name="P7">ON venda.idVeiculo = veiculo.id AND venda.idCliente = cliente.id</text:p>
      <text:p text:style-name="P7"/>
      <text:p text:style-name="P7">ORDER BY venda.id;</text:p>
      <text:p text:style-name="P7"/>
      <text:p text:style-name="P7"/>
      <text:p text:style-name="P7"/>
      <text:p text:style-name="P7"><text:soft-page-break/>SELECT venda.id AS Venda, veiculo.modelo AS "Veículo", veiculo.preco AS "Preço", cliente.nome AS Cliente</text:p>
      <text:p text:style-name="P7">FROM venda INNER JOIN veiculo INNER JOIN cliente</text:p>
      <text:p text:style-name="P7">ON venda.idVeiculo = veiculo.id AND venda.idCliente = cliente.id</text:p>
      <text:p text:style-name="P7">ORDER BY venda.id;</text:p>
      <text:p text:style-name="P7"/>
      <text:p text:style-name="P8">################################################################################################################################################################################################################################################</text:p>
      <text:p text:style-name="P8"/>
      <text:p text:style-name="P9">DEVER DE CASA</text:p>
      <text:p text:style-name="P9"/>
      <text:p text:style-name="P8">Crie um banco de academia com as seguintes tabelas:</text:p>
      <text:p text:style-name="P8">Aluno (nome, nascimento, genero,peso,altura)</text:p>
      <text:p text:style-name="P8">Atividades(nome, turno,preco)</text:p>
      <text:p text:style-name="P8">Vendedor(nome,telefone)</text:p>
      <text:p text:style-name="P8"/>
      <text:p text:style-name="P8">Matricula(aluno, atividade, vendedor, quando foi feita a matricula (dia e hora))</text:p>
      <text:p text:style-name="P8"/>
      <text:p text:style-name="P8"/>
      <text:p text:style-name="P8">Exiba:</text:p>
      <text:p text:style-name="P8">todas as atividades ordenadas por turno</text:p>
      <text:p text:style-name="P8">todos os alunos que possuem matriculas</text:p>
      <text:p text:style-name="P8">todas as atividades que possuem matriculas</text:p>
      <text:p text:style-name="P8">todas as matriculas feitas por um vendedor</text:p>
      <text:p text:style-name="P8"/>
      <text:p text:style-name="P8">DESAFIO 2pts: O valor total de matrículas feitas por um vendedor. Ou seja, somar todos os preços das atividades matriculadas por e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20:46:30.821000000</meta:creation-date>
    <dc:date>2022-08-25T22:34:41.028000000</dc:date>
    <meta:editing-duration>PT7M22S</meta:editing-duration>
    <meta:editing-cycles>1</meta:editing-cycles>
    <meta:document-statistic meta:table-count="0" meta:image-count="0" meta:object-count="0" meta:page-count="3" meta:paragraph-count="74" meta:word-count="363" meta:character-count="2784" meta:non-whitespace-character-count="2433"/>
    <meta:generator>LibreOffice/7.1.1.2$Windows_X86_64 LibreOffice_project/fe0b08f4af1bacafe4c7ecc87ce55bb426164676</meta:generator>
  </office:meta>
</office:document-meta>
</file>